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fo:language="en" fo:country="US" officeooo:rsid="0040bf9f" officeooo:paragraph-rsid="0040bf9f"/>
    </style:style>
    <style:style style:name="P5" style:family="paragraph" style:parent-style-name="Text_20_body">
      <style:text-properties fo:language="en" fo:country="US" officeooo:rsid="0040bf9f" officeooo:paragraph-rsid="00418c9a"/>
    </style:style>
    <style:style style:name="P6" style:family="paragraph" style:parent-style-name="Text_20_body">
      <style:text-properties fo:language="en" fo:country="US" officeooo:rsid="00418c9a" officeooo:paragraph-rsid="00418c9a"/>
    </style:style>
    <style:style style:name="P7" style:family="paragraph" style:parent-style-name="Heading_20_1">
      <style:text-properties fo:language="en" fo:country="US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0140"/>
    </style:style>
    <style:style style:name="T4" style:family="text">
      <style:text-properties officeooo:rsid="00418c9a"/>
    </style:style>
    <style:style style:name="T5" style:family="text">
      <style:text-properties officeooo:rsid="0043e268"/>
    </style:style>
    <style:style style:name="T6" style:family="text">
      <style:text-properties officeooo:rsid="004507cc"/>
    </style:style>
    <style:style style:name="T7" style:family="text">
      <style:text-properties officeooo:rsid="0045a0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Money and IT</text:h>
      <text:p text:style-name="P5"><text:span text:style-name="T7">I hear</text:span><text:span text:style-name="T6"> </text:span>a lot of <text:span text:style-name="T4">debate around monetization of IT products. There are developers, who need to get paid for their work. </text:span><text:span text:style-name="T6">However</text:span><text:span text:style-name="T4">, price of distributing </text:span><text:span text:style-name="T6">arbitrary amount of </text:span><text:span text:style-name="T4">copies of an IT product </text:span><text:span text:style-name="T6">is </text:span><text:span text:style-name="T4">next to nothing.</text:span></text:p>
      <text:p text:style-name="P6">Many programmers treat their products as their intellectual property. This kind of software is called “prop<text:span text:style-name="T5">r</text:span>ietary”. The unauthorized usage and distribution of <text:span text:style-name="T6">such</text:span> software is prohibited, unless one purchases a licen<text:span text:style-name="T5">s</text:span>e. <text:span text:style-name="T6">I can see the point here, but I am not sure if this is the universal approach everyone should use.</text:span></text:p>
      <text:p text:style-name="P4">A cardinally different ideology is spread by the members of the “Free software movement”. <text:s/>Free software doesn’t cost end users any money and everyone can join the development. Most of those developers are volunteers, working on the projects as a hobby, or liv<text:span text:style-name="T4">ing </text:span>off <text:span text:style-name="T4">the </text:span>user’s donations. <text:span text:style-name="T6">I find this way of monetization quite benefitial for the end user for a number of reasons, although developers suffer.</text:span></text:p>
      <text:p text:style-name="P4"><text:span text:style-name="T6">In my opinion, m</text:span>onetization <text:span text:style-name="T6">in IT </text:span>is a complex and controversial topic. I am convinced, that there is no right answer when it comes to this question. Both of the above mentioned models <text:span text:style-name="T4">should </text:span>coexist <text:span text:style-name="T4">to form a healthy balance in the indust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01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остранный язык</text:span></text:p>
      </style:header>
      <style:footer>
        <text:p text:style-name="MP3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4-25T00:44:54.276012909</dc:date>
    <meta:editing-duration>PT2H13M59S</meta:editing-duration>
    <meta:editing-cycles>26</meta:editing-cycles>
    <meta:generator>LibreOffice/7.1.2.2$Linux_X86_64 LibreOffice_project/10$Build-2</meta:generator>
    <meta:document-statistic meta:table-count="0" meta:image-count="0" meta:object-count="0" meta:page-count="1" meta:paragraph-count="9" meta:word-count="216" meta:character-count="1281" meta:non-whitespace-character-count="1073"/>
  </office:meta>
</office:document-meta>
</file>